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true" fo:min-height="2.965cm" fo:min-width="2.9cm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35cm" draw:marker-end-width="0.35cm" draw:fill="solid" draw:fill-color="#eb613d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draw:marker-start-width="0.35cm" draw:marker-end-width="0.35cm" draw:fill="solid" draw:fill-color="#94bd5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_32__20_Dots_20_1_20_Dash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5cm" svg:height="3.315cm" svg:x="11cm" svg:y="1cm">
          <text:p text:style-name="P1">Interface<text:line-break/>Control<text:line-break/>Document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2" draw:layer="layout" svg:width="4.5cm" svg:height="3cm" svg:x="6cm" svg:y="6.5cm">
          <text:p text:style-name="P1">cutpl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draw:id="id5" draw:layer="layout" svg:width="4cm" svg:height="3.5cm" svg:x="11cm" svg:y="11cm">
          <text:p text:style-name="P1">Rejec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draw:id="id3" draw:layer="layout" svg:width="4cm" svg:height="3.5cm" svg:x="1cm" svg:y="1cm">
          <text:p text:style-name="P1"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id="id4" draw:layer="layout" svg:width="4cm" svg:height="3.5cm" svg:x="1cm" svg:y="11cm">
          <text:p text:style-name="P1">Accepted<text:line-break/>dat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draw:type="line" svg:x1="12.749cm" svg:y1="4.117cm" svg:x2="10.5cm" svg:y2="8cm" draw:start-shape="id1" draw:start-glue-point="6" draw:end-shape="id2" draw:end-glue-point="1" svg:d="m12749 4117-2249 3883">
          <text:p/>
        </draw:connector>
        <draw:connector draw:style-name="gr5" draw:text-style-name="P1" draw:layer="layout" draw:type="line" svg:x1="2.999cm" svg:y1="4.5cm" svg:x2="6cm" svg:y2="8cm" draw:start-shape="id3" draw:start-glue-point="8" draw:end-shape="id2" svg:d="m2999 4500 3001 3500">
          <text:p/>
        </draw:connector>
        <draw:connector draw:style-name="gr5" draw:text-style-name="P1" draw:layer="layout" draw:type="line" svg:x1="8.25cm" svg:y1="9.5cm" svg:x2="4.592cm" svg:y2="12.749cm" draw:start-shape="id2" draw:start-glue-point="2" draw:end-shape="id4" draw:end-glue-point="9" svg:d="m8250 9500-3658 3249">
          <text:p/>
        </draw:connector>
        <draw:connector draw:style-name="gr6" draw:text-style-name="P1" draw:layer="layout" draw:type="line" svg:x1="8.25cm" svg:y1="9.5cm" svg:x2="11.399cm" svg:y2="12.749cm" draw:start-shape="id2" draw:start-glue-point="2" draw:end-shape="id5" draw:end-glue-point="6" svg:d="m8250 9500 3149 32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3-13T17:18:20</meta:creation-date>
    <dc:date>2009-05-10T09:44:47</dc:date>
    <meta:editing-duration>PT00H25M47S</meta:editing-duration>
    <meta:editing-cycles>6</meta:editing-cycles>
    <meta:generator>OpenOffice.org/3.1$Unix OpenOffice.org_project/310m11$Build-9399</meta:generator>
    <meta:document-statistic meta:object-count="9"/>
    <meta:user-defined meta:name="Info 1"/>
    <meta:user-defined meta:name="Info 2"/>
    <meta:user-defined meta:name="Info 3"/>
    <meta:user-defined meta:name="Info 4"/>
  </office:meta>
</office:document-meta>
</file>